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56d"/>
    </style:style>
    <style:style style:name="P2" style:family="paragraph" style:parent-style-name="Standard">
      <style:text-properties officeooo:rsid="000b956d" officeooo:paragraph-rsid="000b956d"/>
    </style:style>
    <style:style style:name="P3" style:family="paragraph" style:parent-style-name="Standard">
      <style:text-properties officeooo:rsid="000b956d" officeooo:paragraph-rsid="0012162a"/>
    </style:style>
    <style:style style:name="P4" style:family="paragraph" style:parent-style-name="Standard">
      <style:text-properties officeooo:paragraph-rsid="000f1c1d"/>
    </style:style>
    <style:style style:name="P5" style:family="paragraph" style:parent-style-name="Standard">
      <style:text-properties officeooo:paragraph-rsid="0010e930"/>
    </style:style>
    <style:style style:name="P6" style:family="paragraph" style:parent-style-name="Standard">
      <style:text-properties officeooo:paragraph-rsid="0012162a"/>
    </style:style>
    <style:style style:name="P7" style:family="paragraph" style:parent-style-name="Standard">
      <style:text-properties officeooo:rsid="001337e0" officeooo:paragraph-rsid="001337e0"/>
    </style:style>
    <style:style style:name="P8" style:family="paragraph" style:parent-style-name="Standard">
      <style:text-properties officeooo:paragraph-rsid="001337e0"/>
    </style:style>
    <style:style style:name="P9" style:family="paragraph" style:parent-style-name="Standard">
      <style:text-properties officeooo:paragraph-rsid="00135a33"/>
    </style:style>
    <style:style style:name="P10" style:family="paragraph" style:parent-style-name="Standard">
      <style:text-properties officeooo:paragraph-rsid="00135a33"/>
    </style:style>
    <style:style style:name="P11" style:family="paragraph" style:parent-style-name="Standard">
      <style:text-properties officeooo:rsid="00145bbb" officeooo:paragraph-rsid="00145bbb"/>
    </style:style>
    <style:style style:name="P12" style:family="paragraph" style:parent-style-name="Standard">
      <style:text-properties officeooo:rsid="00145bbb" officeooo:paragraph-rsid="00147c18"/>
    </style:style>
    <style:style style:name="P13" style:family="paragraph" style:parent-style-name="Standard">
      <style:text-properties officeooo:paragraph-rsid="00145bbb"/>
    </style:style>
    <style:style style:name="P14" style:family="paragraph" style:parent-style-name="Standard">
      <style:text-properties officeooo:paragraph-rsid="00147c18"/>
    </style:style>
    <style:style style:name="P15" style:family="paragraph" style:parent-style-name="Standard">
      <style:text-properties officeooo:paragraph-rsid="00148832"/>
    </style:style>
    <style:style style:name="P16" style:family="paragraph" style:parent-style-name="Standard">
      <style:text-properties officeooo:rsid="00148832" officeooo:paragraph-rsid="00148832"/>
    </style:style>
    <style:style style:name="P17" style:family="paragraph" style:parent-style-name="Standard">
      <style:text-properties officeooo:paragraph-rsid="0014cf47"/>
    </style:style>
    <style:style style:name="P18" style:family="paragraph" style:parent-style-name="Standard">
      <style:text-properties officeooo:rsid="0019ce38" officeooo:paragraph-rsid="0019ce38"/>
    </style:style>
    <style:style style:name="T1" style:family="text">
      <style:text-properties officeooo:rsid="000b956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1c1d" fo:background-color="#ffff00" loext:char-shading-value="0"/>
    </style:style>
    <style:style style:name="T4" style:family="text">
      <style:text-properties officeooo:rsid="000e1946" fo:background-color="#00ff66" loext:char-shading-value="0"/>
    </style:style>
    <style:style style:name="T5" style:family="text">
      <style:text-properties officeooo:rsid="000b956d" fo:background-color="#00ff66" loext:char-shading-value="0"/>
    </style:style>
    <style:style style:name="T6" style:family="text">
      <style:text-properties officeooo:rsid="000f1c1d"/>
    </style:style>
    <style:style style:name="T7" style:family="text">
      <style:text-properties fo:background-color="#cc66ff" loext:char-shading-value="0"/>
    </style:style>
    <style:style style:name="T8" style:family="text">
      <style:text-properties officeooo:rsid="000f1c1d" fo:background-color="#cc66ff" loext:char-shading-value="0"/>
    </style:style>
    <style:style style:name="T9" style:family="text">
      <style:text-properties officeooo:rsid="000e1946" fo:background-color="#cc66ff" loext:char-shading-value="0"/>
    </style:style>
    <style:style style:name="T10" style:family="text">
      <style:text-properties fo:background-color="#00ffff" loext:char-shading-value="0"/>
    </style:style>
    <style:style style:name="T11" style:family="text">
      <style:text-properties officeooo:rsid="000f1c1d" fo:background-color="#00ffff" loext:char-shading-value="0"/>
    </style:style>
    <style:style style:name="T12" style:family="text">
      <style:text-properties officeooo:rsid="0010e930" fo:background-color="#00ffff" loext:char-shading-value="0"/>
    </style:style>
    <style:style style:name="T13" style:family="text">
      <style:text-properties officeooo:rsid="0010e930"/>
    </style:style>
    <style:style style:name="T14" style:family="text">
      <style:text-properties fo:background-color="#ff3333" loext:char-shading-value="0"/>
    </style:style>
    <style:style style:name="T15" style:family="text">
      <style:text-properties officeooo:rsid="0010e930" fo:background-color="#ff3333" loext:char-shading-value="0"/>
    </style:style>
    <style:style style:name="T16" style:family="text">
      <style:text-properties officeooo:rsid="000b956d" fo:background-color="#ff3333" loext:char-shading-value="0"/>
    </style:style>
    <style:style style:name="T17" style:family="text">
      <style:text-properties officeooo:rsid="00145bbb" fo:background-color="#ff3333" loext:char-shading-value="0"/>
    </style:style>
    <style:style style:name="T18" style:family="text">
      <style:text-properties fo:background-color="#ff9900" loext:char-shading-value="0"/>
    </style:style>
    <style:style style:name="T19" style:family="text">
      <style:text-properties officeooo:rsid="0010e930" fo:background-color="#ff9900" loext:char-shading-value="0"/>
    </style:style>
    <style:style style:name="T20" style:family="text">
      <style:text-properties fo:background-color="#ffff99" loext:char-shading-value="0"/>
    </style:style>
    <style:style style:name="T21" style:family="text">
      <style:text-properties officeooo:rsid="0012162a" fo:background-color="#ffff99" loext:char-shading-value="0"/>
    </style:style>
    <style:style style:name="T22" style:family="text">
      <style:text-properties officeooo:rsid="001337e0" fo:background-color="#ffff99" loext:char-shading-value="0"/>
    </style:style>
    <style:style style:name="T23" style:family="text">
      <style:text-properties officeooo:rsid="00135a33" fo:background-color="#ffff99" loext:char-shading-value="0"/>
    </style:style>
    <style:style style:name="T24" style:family="text">
      <style:text-properties officeooo:rsid="001337e0"/>
    </style:style>
    <style:style style:name="T25" style:family="text">
      <style:text-properties officeooo:rsid="00135a33"/>
    </style:style>
    <style:style style:name="T26" style:family="text">
      <style:text-properties fo:background-color="#ff6600" loext:char-shading-value="0"/>
    </style:style>
    <style:style style:name="T27" style:family="text">
      <style:text-properties officeooo:rsid="001337e0" fo:background-color="#ff6600" loext:char-shading-value="0"/>
    </style:style>
    <style:style style:name="T28" style:family="text">
      <style:text-properties officeooo:rsid="00147c18" fo:background-color="#ff6600" loext:char-shading-value="0"/>
    </style:style>
    <style:style style:name="T29" style:family="text">
      <style:text-properties fo:background-color="#ff66ff" loext:char-shading-value="0"/>
    </style:style>
    <style:style style:name="T30" style:family="text">
      <style:text-properties officeooo:rsid="001337e0" fo:background-color="#ff66ff" loext:char-shading-value="0"/>
    </style:style>
    <style:style style:name="T31" style:family="text">
      <style:text-properties officeooo:rsid="00145bbb" fo:background-color="#ff66ff" loext:char-shading-value="0"/>
    </style:style>
    <style:style style:name="T32" style:family="text">
      <style:text-properties officeooo:rsid="00145bbb"/>
    </style:style>
    <style:style style:name="T33" style:family="text">
      <style:text-properties officeooo:rsid="00147c18"/>
    </style:style>
    <style:style style:name="T34" style:family="text">
      <style:text-properties officeooo:rsid="00148832"/>
    </style:style>
    <style:style style:name="T35" style:family="text">
      <style:text-properties officeooo:rsid="0014cf47"/>
    </style:style>
    <style:style style:name="T36" style:family="text">
      <style:text-properties fo:background-color="#3399ff" loext:char-shading-value="0"/>
    </style:style>
    <style:style style:name="T37" style:family="text">
      <style:text-properties officeooo:rsid="0014cf47" fo:background-color="#3399ff" loext:char-shading-value="0"/>
    </style:style>
    <style:style style:name="T38" style:family="text">
      <style:text-properties officeooo:rsid="0014cf47" fo:background-color="#3399ff" loext:char-shading-value="0"/>
    </style:style>
    <style:style style:name="T39" style:family="text">
      <style:text-properties fo:background-color="#3399ff" loext:char-shading-value="0"/>
    </style:style>
    <style:style style:name="T40" style:family="text">
      <style:text-properties officeooo:rsid="00145bbb" fo:background-color="#3399ff" loext:char-shading-value="0"/>
    </style:style>
    <style:style style:name="T41" style:family="text">
      <style:text-properties officeooo:rsid="00145bbb" fo:background-color="#3399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m : </text:p>
      <text:p text:style-name="P2"/>
      <text:p text:style-name="P2"><text:tab/>1 : </text:p>
      <text:p text:style-name="Standard"><text:span text:style-name="T1"><text:tab/></text:span><text:tab/>[47.646239, 6.818084] , [47.647182, 6.824770],</text:p>
      <text:p text:style-name="Standard"><text:tab/><text:tab/>[47.645348, 6.828197] , [47.641843, 6.827979],</text:p>
      <text:p text:style-name="Standard"><text:tab/><text:tab/>[47.640323, 6.831121] , [47.646907, 6.833193],</text:p>
      <text:p text:style-name="Standard"><text:tab/><text:tab/>[47.651733, 6.825826], [47.650075, 6.821675 ],</text:p>
      <text:p text:style-name="Standard"><text:tab/><text:tab/>[47.646239, 6.818084]</text:p>
      <text:p text:style-name="Standard"><text:tab/><text:tab/></text:p>
      <text:p text:style-name="Standard"><text:tab/>2 :</text:p>
      <text:p text:style-name="Standard"/>
      <text:p text:style-name="Standard"><text:tab/><text:tab/>[47.640323, 6.831121] , [47.646907, 6.833193],</text:p>
      <text:p text:style-name="Standard"><text:tab/><text:tab/>[47.652596, 6.836780], [47.641268, 6.841759],</text:p>
      <text:p text:style-name="Standard"><text:tab/><text:tab/>[47.639374, 6.832471] , [47.640323, 6.831121]</text:p>
      <text:p text:style-name="Standard"/>
      <text:p text:style-name="Standard"/>
      <text:p text:style-name="Standard"><text:tab/>3 :</text:p>
      <text:p text:style-name="Standard"><text:tab/><text:tab/>[47.639374, 6.832471] ,[47.641268, 6.841759],</text:p>
      <text:p text:style-name="Standard"><text:tab/><text:tab/>[47.636957, 6.842716],[47.635987, 6.835030 ],</text:p>
      <text:p text:style-name="Standard"><text:tab/><text:tab/>[47.639374, 6.832471]</text:p>
      <text:p text:style-name="Standard"/>
      <text:p text:style-name="P2"><text:tab/></text:p>
      <text:p text:style-name="P2"/>
      <text:p text:style-name="P2"><text:tab/>4 :</text:p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7">47.640519, 6.841999</text:span><text:span text:style-name="T8">],</text:span></text:p>
      <text:p text:style-name="P4"><text:tab/><text:tab/><text:span text:style-name="T3">[</text:span><text:span text:style-name="T2">47.641022, 6.849813</text:span><text:span text:style-name="T3">]</text:span><text:span text:style-name="T6">,</text:span><text:span text:style-name="T11">[</text:span><text:span text:style-name="T10">47.635416, 6.852630</text:span><text:span text:style-name="T11">],</text:span></text:p>
      <text:p text:style-name="Standard"><text:tab/><text:tab/><text:span text:style-name="T11">[</text:span><text:span text:style-name="T10">47.634774, 6.851097</text:span><text:span text:style-name="T11">]</text:span><text:span text:style-name="T6">,</text:span><text:span text:style-name="T11">[</text:span><text:span text:style-name="T10">47.637044, 6.844263</text:span><text:span text:style-name="T12">]</text:span><text:span text:style-name="T13">,</text:span></text:p>
      <text:p text:style-name="P5"><text:tab/><text:tab/><text:span text:style-name="T12">[</text:span><text:span text:style-name="T10">47.636948, 6.842731</text:span><text:span text:style-name="T12">]</text:span><text:span text:style-name="T13">,</text:span><text:span text:style-name="T4">[</text:span><text:span text:style-name="T5">47.636957, 6.842716</text:span><text:span text:style-name="T4">]</text:span></text:p>
      <text:p text:style-name="P1"/>
      <text:p text:style-name="P2"/>
      <text:p text:style-name="P2"><text:tab/>5 :</text:p>
      <text:p text:style-name="P2"/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9">47.640519, 6.841999</text:span><text:span text:style-name="T8">],</text:span></text:p>
      <text:p text:style-name="P5"><text:tab/><text:tab/><text:span text:style-name="T15">[</text:span><text:span text:style-name="T14">47.648009, 6.846030</text:span><text:span text:style-name="T15">],</text:span><text:span text:style-name="T18"> </text:span><text:span text:style-name="T19">[</text:span><text:span text:style-name="T18">47.647021, 6.839655</text:span><text:span text:style-name="T19">],</text:span></text:p>
      <text:p text:style-name="P5"><text:tab/><text:tab/><text:span text:style-name="T4">[</text:span><text:span text:style-name="T5">47.636957, 6.842716</text:span><text:span text:style-name="T4">]</text:span></text:p>
      <text:p text:style-name="P5"><text:s/></text:p>
      <text:p text:style-name="P2"/>
      <text:p text:style-name="P2"><text:tab/>6 :</text:p>
      <text:p text:style-name="P2"><text:tab/><text:tab/></text:p>
      <text:p text:style-name="P3"><text:s/><text:tab/><text:tab/><text:span text:style-name="T15">[</text:span><text:span text:style-name="T14">47.648009, 6.846030</text:span><text:span text:style-name="T15">],</text:span><text:span text:style-name="T18"> </text:span><text:span text:style-name="T19">[</text:span><text:span text:style-name="T18">47.647021, 6.839655</text:span><text:span text:style-name="T19">],</text:span></text:p>
      <text:p text:style-name="P6"><text:tab/><text:tab/><text:span text:style-name="T20">[ 47.652596, 6.836780],</text:span><text:span text:style-name="T21">[</text:span><text:span text:style-name="T20">47.654016, 6.837638</text:span><text:span text:style-name="T21">],</text:span></text:p>
      <text:p text:style-name="P6"><text:tab/><text:tab/><text:span text:style-name="T21">[</text:span><text:span text:style-name="T20">47.655295, 6.842595</text:span><text:span text:style-name="T21">],</text:span> <text:span text:style-name="T15">[</text:span><text:span text:style-name="T16">47.648009, 6.846030</text:span><text:span text:style-name="T15">],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Vosge :</text:p>
      <text:p text:style-name="P7"/>
      <text:p text:style-name="P7">1 : </text:p>
      <text:p text:style-name="P8"><text:tab/><text:span text:style-name="T21">[</text:span><text:span text:style-name="T20">47.654016, 6.837638</text:span><text:span text:style-name="T21">],[</text:span><text:span text:style-name="T22">47.655295, 6.842595</text:span><text:span text:style-name="T21">],</text:span></text:p>
      <text:p text:style-name="P8"><text:tab/><text:span text:style-name="T30">[</text:span><text:span text:style-name="T29">47.654890, 6.844651</text:span><text:span text:style-name="T30">], [</text:span><text:span text:style-name="T29">47.654558, 6.844930</text:span><text:span text:style-name="T30">],</text:span></text:p>
      <text:p text:style-name="P9"><text:tab/><text:span text:style-name="T30">[</text:span><text:span text:style-name="T29">47.654471, 6.848245 </text:span><text:span text:style-name="T30">]</text:span><text:span text:style-name="T24">,</text:span><text:span text:style-name="T27">[</text:span><text:span text:style-name="T26">47.656916, 6.845605</text:span><text:span text:style-name="T27">],</text:span></text:p>
      <text:p text:style-name="P8"><text:tab/><text:span text:style-name="T24">[</text:span>47.661406, 6.843471<text:span text:style-name="T25">]</text:span> , <text:span text:style-name="T25">[</text:span>47.660774, 6.838065 <text:span text:style-name="T25">],</text:span></text:p>
      <text:p text:style-name="P9"><text:tab/><text:span text:style-name="T25">[</text:span>47.657742, 6.836604<text:span text:style-name="T25">], [</text:span>47.656369, 6.837484<text:span text:style-name="T25">],</text:span></text:p>
      <text:p text:style-name="P9"><text:tab/><text:span text:style-name="T21">[</text:span><text:span text:style-name="T23">47.654016, 6.837638</text:span><text:span text:style-name="T21">]</text:span> </text:p>
      <text:p text:style-name="P9"/>
      <text:p text:style-name="P11">2 : </text:p>
      <text:p text:style-name="P11"><text:tab/><text:span text:style-name="T30">[</text:span><text:span text:style-name="T29">47.654890, 6.844651</text:span><text:span text:style-name="T30">], [</text:span><text:span text:style-name="T29">47.654558, 6.844930</text:span><text:span text:style-name="T30">],</text:span></text:p>
      <text:p text:style-name="Standard"><text:span text:style-name="T32"><text:tab/></text:span><text:span text:style-name="T30">[</text:span><text:span text:style-name="T31">47.654471, 6.848245 </text:span><text:span text:style-name="T30">]</text:span>,<text:span text:style-name="T32">[</text:span>47.649527, 6.852927<text:span text:style-name="T32">],</text:span></text:p>
      <text:p text:style-name="P13"><text:tab/><text:span text:style-name="T32">[</text:span><text:span text:style-name="T17">47.648009, 6.846030</text:span><text:span text:style-name="T32">],</text:span><text:span text:style-name="T30">[</text:span><text:span text:style-name="T31">47.654890, 6.844651</text:span><text:span text:style-name="T30">]</text:span></text:p>
      <text:p text:style-name="P13"><text:span text:style-name="T30"/></text:p>
      <text:p text:style-name="P13"><text:span text:style-name="T30"/></text:p>
      <text:p text:style-name="P11">3 :</text:p>
      <text:p text:style-name="P12"><text:tab/><text:span text:style-name="T33">[</text:span><text:span text:style-name="T28">47.656916, 6.845605</text:span><text:span text:style-name="T33">],[47.661406, 6.843471],</text:span></text:p>
      <text:p text:style-name="P14"><text:span text:style-name="T32"><text:tab/>[</text:span>47.661010, 6.850524<text:span text:style-name="T33">],[</text:span>47.659079, 6.853424<text:span text:style-name="T33">],</text:span></text:p>
      <text:p text:style-name="P15"><text:tab/><text:span text:style-name="T33">[</text:span><text:span text:style-name="T28">47.656916, 6.845605</text:span><text:span text:style-name="T33">]</text:span></text:p>
      <text:p text:style-name="P14"/>
      <text:p text:style-name="P16">4 : </text:p>
      <text:p text:style-name="P16"/>
      <text:p text:style-name="P16"><text:tab/><text:span text:style-name="T33">[</text:span><text:span text:style-name="T28">47.656916, 6.845605</text:span><text:span text:style-name="T33">],[</text:span>47.659079, 6.853424<text:span text:style-name="T33">],</text:span></text:p>
      <text:p text:style-name="P15"><text:span text:style-name="T34"><text:tab/>[</text:span>47.655299, 6.860324<text:span text:style-name="T34">],[</text:span>47.652343, 6.850378<text:span text:style-name="T34">],</text:span></text:p>
      <text:p text:style-name="P15"><text:tab/><text:span text:style-name="T33">[</text:span><text:span text:style-name="T28">47.656916, 6.845605</text:span><text:span text:style-name="T33">]</text:span></text:p>
      <text:p text:style-name="P15"/>
      <text:p text:style-name="P16">5 : </text:p>
      <text:p text:style-name="P16"><text:tab/>[<text:span text:style-name="T17">47.648009, 6.846030</text:span><text:span text:style-name="T32">],</text:span>[<text:span text:style-name="T32">47.652343, 6.850378</text:span>],</text:p>
      <text:p text:style-name="P15"><text:span text:style-name="T34"><text:tab/>[47.655299, 6.860324],[</text:span>47.653384, 6.869119<text:span text:style-name="T34">],</text:span></text:p>
      <text:p text:style-name="P15"><text:tab/><text:span text:style-name="T35">[</text:span>47.652414, 6.864779<text:span text:style-name="T35">],</text:span><text:span text:style-name="T38">[</text:span><text:span text:style-name="T39">47.652125, 6.864693</text:span><text:span text:style-name="T38">]</text:span></text:p>
      <text:p text:style-name="P17"><text:tab/><text:span text:style-name="T41">[</text:span><text:span text:style-name="T39">47.649527, 6.852927</text:span><text:span text:style-name="T41">]</text:span><text:span text:style-name="T32">,[</text:span><text:span text:style-name="T17">47.648009, 6.846030</text:span><text:span text:style-name="T32">]</text:span></text:p>
      <text:p text:style-name="P17"/>
      <text:p text:style-name="P18"/>
      <text:p text:style-name="P18"/>
      <text:p text:style-name="P18">Jaures :</text:p>
      <text:p text:style-name="P18"/>
      <text:p text:style-name="P15"/>
      <text:p text:style-name="P16"/>
      <text:p text:style-name="P16"><text:tab/></text:p>
      <text:p text:style-name="P15"/>
      <text:p text:style-name="P16"><text:tab/></text:p>
      <text:p text:style-name="Standard"/>
      <text:p text:style-name="P11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06:53.199803625</meta:creation-date>
    <dc:date>2017-10-17T15:07:11.732760199</dc:date>
    <meta:editing-duration>PT58M9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2" meta:paragraph-count="60" meta:word-count="169" meta:character-count="1784" meta:non-whitespace-character-count="1586"/>
  </office:meta>
</office:document-meta>
</file>